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261in" style:type="right" style:leader-style="dotted" style:leader-text="."/>
        </style:tab-stops>
      </style:paragraph-properties>
    </style:style>
    <style:style style:name="P2" style:family="paragraph" style:parent-style-name="Contents_20_1">
      <style:paragraph-properties>
        <style:tab-stops>
          <style:tab-stop style:position="0.3055in"/>
          <style:tab-stop style:position="6.261in" style:type="right" style:leader-style="dotted" style:leader-text="."/>
        </style:tab-stops>
      </style:paragraph-properties>
    </style:style>
    <style:style style:name="P3" style:family="paragraph" style:parent-style-name="Contents_20_2">
      <style:paragraph-properties>
        <style:tab-stops>
          <style:tab-stop style:position="0.611in"/>
          <style:tab-stop style:position="6.261in" style:type="right" style:leader-style="dotted" style:leader-text="."/>
        </style:tab-stops>
      </style:paragraph-properties>
    </style:style>
    <style:style style:name="P4" style:family="paragraph" style:parent-style-name="Contents_20_3">
      <style:paragraph-properties>
        <style:tab-stops>
          <style:tab-stop style:position="0.9165in"/>
          <style:tab-stop style:position="6.261in" style:type="right" style:leader-style="dotted" style:leader-text="."/>
        </style:tab-stops>
      </style:paragraph-properties>
    </style:style>
    <style:style style:name="P5" style:family="paragraph" style:parent-style-name="No_20_Spacing">
      <style:paragraph-properties fo:text-align="end" style:justify-single-word="false"/>
    </style:style>
    <style:style style:name="P6" style:family="paragraph" style:parent-style-name="Standard">
      <style:text-properties fo:color="#2f5496" loext:opacity="100%" style:font-name="Calibri Light2" fo:font-size="16pt" style:font-size-asian="16pt" style:font-size-complex="16pt"/>
    </style:style>
    <style:style style:name="P7" style:family="paragraph" style:parent-style-name="Standard">
      <style:text-properties fo:color="#2f5496" loext:opacity="100%" style:font-name="Calibri Light2" fo:font-size="13pt" style:font-size-asian="13pt" style:font-size-complex="13pt"/>
    </style:style>
    <style:style style:name="P8" style:family="paragraph" style:parent-style-name="No_20_Spacing">
      <style:paragraph-properties fo:margin-top="0.028in" fo:margin-bottom="0.028in" style:contextual-spacing="false"/>
      <style:text-properties fo:color="#000000" loext:opacity="100%" officeooo:rsid="001a821a" officeooo:paragraph-rsid="001a821a"/>
    </style:style>
    <style:style style:name="P9" style:family="paragraph" style:parent-style-name="Standard">
      <style:text-properties officeooo:rsid="00349e2d" officeooo:paragraph-rsid="00349e2d"/>
    </style:style>
    <style:style style:name="P10" style:family="paragraph" style:parent-style-name="Heading_20_1" style:list-style-name="">
      <style:paragraph-properties fo:margin-left="0.3in" fo:margin-right="0in" fo:text-indent="-0.3in" style:auto-text-indent="false" fo:break-before="page"/>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officeooo:paragraph-rsid="00349e2d"/>
    </style:style>
    <style:style style:name="P13" style:family="paragraph" style:parent-style-name="Standard" style:master-page-name="First_20_Page">
      <style:paragraph-properties style:page-number="0"/>
      <style:text-properties fo:color="#595959" loext:opacity="100%" fo:font-size="14pt" fo:language="en" fo:country="US" style:font-size-asian="14pt" style:font-size-complex="14pt"/>
    </style:style>
    <style:style style:name="P14" style:family="paragraph" style:parent-style-name="Standard" style:list-style-name="L1">
      <style:text-properties officeooo:rsid="0021b76f" officeooo:paragraph-rsid="0021b76f"/>
    </style:style>
    <style:style style:name="P15" style:family="paragraph" style:parent-style-name="Standard" style:list-style-name="L1">
      <style:text-properties officeooo:rsid="00236069" officeooo:paragraph-rsid="00236069"/>
    </style:style>
    <style:style style:name="P16" style:family="paragraph" style:parent-style-name="Standard" style:list-style-name="L1">
      <style:text-properties officeooo:rsid="0025e502" officeooo:paragraph-rsid="0025e502"/>
    </style:style>
    <style:style style:name="P17" style:family="paragraph" style:parent-style-name="Standard" style:list-style-name="L1">
      <style:text-properties officeooo:rsid="002f1d62" officeooo:paragraph-rsid="002f1d62"/>
    </style:style>
    <style:style style:name="P18" style:family="paragraph">
      <loext:graphic-properties draw:fill="none"/>
      <style:paragraph-properties fo:text-align="start"/>
      <style:text-properties fo:color="#000000" loext:opacity="100%" fo:font-size="18pt"/>
    </style:style>
    <style:style style:name="P19" style:family="paragraph">
      <loext:graphic-properties draw:fill="solid" draw:fill-color="#4472c4"/>
      <style:paragraph-properties fo:text-align="start"/>
      <style:text-properties fo:color="#ffffff" loext:opacity="100%" fo:font-size="18pt"/>
    </style:style>
    <style:style style:name="P20" style:family="paragraph">
      <style:paragraph-properties fo:margin-top="0in" fo:margin-bottom="0in" fo:line-height="100%" fo:text-align="start" style:writing-mode="lr-tb"/>
      <style:text-properties fo:font-size="11pt"/>
    </style:style>
    <style:style style:name="P21" style:family="paragraph">
      <loext:graphic-properties draw:fill="gradient" draw:fill-gradient-name="Gradient_20_1"/>
      <style:paragraph-properties fo:margin-top="0in" fo:margin-bottom="0in" fo:line-height="100%" fo:text-align="start" style:writing-mode="lr-tb"/>
      <style:text-properties fo:font-size="11pt"/>
    </style:style>
    <style:style style:name="P22" style:family="paragraph">
      <loext:graphic-properties draw:fill="solid" draw:fill-color="#ffffff" draw:opacity="30%"/>
      <style:paragraph-properties fo:text-align="start" style:writing-mode="lr-tb"/>
      <style:text-properties fo:font-size="11pt"/>
    </style:style>
    <style:style style:name="T1" style:family="text">
      <style:text-properties officeooo:rsid="001f0def"/>
    </style:style>
    <style:style style:name="T2" style:family="text">
      <style:text-properties officeooo:rsid="001f2e4a"/>
    </style:style>
    <style:style style:name="T3" style:family="text">
      <style:text-properties fo:font-size="12pt" fo:font-weight="bold" style:font-size-asian="12pt" style:font-weight-asian="bold" style:font-size-complex="12pt" style:font-weight-complex="bold"/>
    </style:style>
    <style:style style:name="T4" style:family="text">
      <style:text-properties fo:text-transform="uppercase" fo:color="#7f7f7f" loext:opacity="100%" fo:font-size="9pt" style:font-size-asian="9pt" style:font-size-complex="9pt"/>
    </style:style>
    <style:style style:name="T5" style:family="text">
      <style:text-properties style:use-window-font-color="true" loext:opacity="0%" fo:language="nl" fo:country="NL" fo:font-style="normal" officeooo:rsid="001a821a" style:font-style-asian="normal" style:font-style-complex="normal"/>
    </style:style>
    <style:style style:name="T6" style:family="text">
      <style:text-properties fo:color="#000000" loext:opacity="100%" fo:language="nl" fo:country="NL" fo:font-style="normal" style:font-style-asian="normal" style:font-style-complex="normal"/>
    </style:style>
    <style:style style:name="T7" style:family="text">
      <style:text-properties fo:color="#000000" loext:opacity="100%" fo:language="nl" fo:country="NL" fo:font-style="normal" officeooo:rsid="001a821a" style:font-style-asian="normal" style:font-style-complex="normal"/>
    </style:style>
    <style:style style:name="T8" style:family="text">
      <style:text-properties fo:color="#7f7f7f" loext:opacity="100%" fo:font-size="9pt" style:font-size-asian="9pt" style:font-size-complex="9pt"/>
    </style:style>
    <style:style style:name="T9" style:family="text">
      <style:text-properties fo:color="#ffffff" loext:opacity="100%" fo:font-size="12pt" style:font-size-asian="12pt" style:font-size-complex="12pt"/>
    </style:style>
    <style:style style:name="T10" style:family="text">
      <style:text-properties text:display="true"/>
    </style:style>
    <style:style style:name="T11" style:family="text">
      <style:text-properties style:language-asian="nl" style:country-asian="NL"/>
    </style:style>
    <style:style style:name="T12" style:family="text">
      <style:text-properties officeooo:rsid="00236069"/>
    </style:style>
    <style:style style:name="T13" style:family="text">
      <style:text-properties officeooo:rsid="00297e5a"/>
    </style:style>
    <style:style style:name="T14" style:family="text">
      <style:text-properties fo:font-weight="bold" style:font-weight-asian="bold" style:font-weight-complex="bold"/>
    </style:style>
    <style:style style:name="T15" style:family="text">
      <style:text-properties fo:font-variant="normal" fo:text-transform="none" fo:color="#ffffff" loext:opacity="100%" style:text-line-through-style="none" style:text-line-through-type="none" style:text-position="0% 100%" style:font-name="Calibri Light"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none" draw:textarea-vertical-align="bottom" draw:auto-grow-height="true" fo:min-height="0in" fo:min-width="0in" fo:padding-top="0in" fo:padding-bottom="0in" fo:padding-left="1in" fo:padding-right="1.2in" fo:wrap-option="wrap" fo:margin-left="0.1252in" fo:margin-right="0.1252in" fo:margin-top="0in" fo:margin-bottom="0.0063in" style:run-through="foreground" style:wrap="parallel" style:number-wrapped-paragraphs="no-limit" style:wrap-contour="false" style:vertical-pos="bottom" style:vertical-rel="page-content" style:horizontal-pos="center" style:horizontal-rel="page" draw:wrap-influence-on-position="once-concurrent" loext:allow-overlap="true" style:flow-with-text="false" loext:rel-width-rel="paragraph"/>
    </style:style>
    <style:style style:name="gr2" style:family="graphic" style:parent-style-name="Frame">
      <style:graphic-properties draw:stroke="none" svg:stroke-width="0.0071in" draw:fill="none" draw:textarea-vertical-align="top" draw:auto-grow-height="true" fo:min-height="0in" fo:min-width="0in" fo:padding-top="0in" fo:padding-bottom="0in" fo:padding-left="1in" fo:padding-right="1.2in" fo:wrap-option="wrap" fo:margin-left="0.1252in" fo:margin-right="0.1252in" fo:margin-top="0in" fo:margin-bottom="0.0008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ragraph"/>
    </style:style>
    <style:style style:name="gr3" style:family="graphic" style:parent-style-name="Frame">
      <style:graphic-properties draw:stroke="none" svg:stroke-width="0.0138in" draw:stroke-linejoin="miter" svg:stroke-linecap="butt" draw:fill="solid" draw:fill-color="#4472c4" draw:textarea-vertical-align="bottom" draw:auto-grow-height="false" fo:min-height="1.0898in" fo:min-width="0.5764in" fo:padding-top="0.05in" fo:padding-bottom="0.05in" fo:padding-left="0.05in" fo:padding-right="0.05in" fo:wrap-option="wrap" fo:margin-left="0in" fo:margin-right="0in" fo:margin-top="0in" fo:margin-bottom="0.0055in" style:run-through="foreground" style:wrap="run-through" style:number-wrapped-paragraphs="no-limit" style:vertical-pos="from-top" style:vertical-rel="page" style:horizontal-pos="right" style:horizontal-rel="page-content" draw:wrap-influence-on-position="once-concurrent" loext:allow-overlap="true" style:flow-with-text="false" loext:rel-width-rel="page" loext:rel-height-rel="page"/>
    </style:style>
    <style:style style:name="gr4" style:family="graphic">
      <style:graphic-properties fo:margin-left="0in" fo:margin-right="0in" fo:margin-top="0in" fo:margin-bottom="0in" style:run-through="background" style:wrap="run-through" style:number-wrapped-paragraphs="no-limit" style:vertical-pos="from-top" style:vertical-rel="page" style:horizontal-pos="center" style:horizontal-rel="page-content" draw:wrap-influence-on-position="once-concurrent" loext:allow-overlap="true" style:flow-with-text="false" loext:rel-width-rel="paragraph" loext:rel-height-rel="page"/>
    </style:style>
    <style:style style:name="gr5" style:family="graphic">
      <style:graphic-properties draw:stroke="none" svg:stroke-width="0in" draw:fill="gradient" draw:fill-gradient-name="Gradient_20_1" draw:textarea-vertical-align="bottom" draw:auto-grow-height="false" draw:fit-to-size="false" style:shrink-to-fit="false" fo:min-height="3.4972in" fo:min-width="5.2957in" fo:padding-top="2.1165in" fo:padding-bottom="2.1165in" fo:padding-left="1in" fo:padding-right="1.2in" fo:wrap-option="wrap" style:run-through="background"/>
      <style:paragraph-properties style:writing-mode="lr-tb"/>
    </style:style>
    <style:style style:name="gr6" style:family="graphic">
      <style:graphic-properties draw:stroke="none" svg:stroke-width="0in" draw:fill="solid" draw:fill-color="#ffffff" draw:opacity="30%" draw:textarea-vertical-align="bottom" draw:auto-grow-height="false" draw:fit-to-size="false" style:shrink-to-fit="false" fo:min-height="0.5528in" fo:min-width="6.1189in" fo:padding-top="0.0882in" fo:padding-bottom="0.0882in" fo:padding-left="0.1in" fo:padding-right="0.1in"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custom-shape text:anchor-type="char" style:rel-width="112%" draw:z-index="2" draw:name="Text Box 129" draw:style-name="gr2" draw:text-style-name="P18" svg:width="7.0823in" svg:height="0.9886in" svg:x="0.5165in" svg:y="8.8335in"><text:p text:style-name="P8">Pizza Pronto</text:p><text:p text:style-name="No_20_Spacing"><text:span text:style-name="Subtle_20_Emphasis"><text:span text:style-name="T6">Cohort: 202</text:span></text:span><text:span text:style-name="Subtle_20_Emphasis"><text:span text:style-name="T7">3</text:span></text:span></text:p><text:p text:style-name="No_20_Spacing"><text:span text:style-name="Subtle_20_Emphasis"><text:span text:style-name="T6">Klant: </text:span></text:span><text:span text:style-name="Subtle_20_Emphasis"><text:span text:style-name="T5">Pizza Soprano</text:span></text:span></text:p><text:p text:style-name="No_20_Spacing"><text:span text:style-name="Subtle_20_Emphasis"><text:span text:style-name="T6">Versie: </text:span></text:span><text:span text:style-name="Subtle_20_Emphasis"><text:span text:style-name="T5">februari 2023</text:span></text:span></text:p><text:p text:style-name="No_20_Spacing"><text:span text:style-name="Subtle_20_Emphasis"><text:span text:style-name="T6">Datum: </text:span></text:span><text:span text:style-name="Subtle_20_Emphasis"><text:span text:style-name="T7">09-02-2023</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112%" draw:z-index="3" draw:name="Text Box 128" draw:style-name="gr1" draw:text-style-name="P18" svg:width="7.0823in" svg:height="0.1858in" svg:x="0.5929in" svg:y="9.5008in"><text:p text:style-name="No_20_Spacing"><text:text-input text:description="">ROC Mondriaan</text:text-input><text:span text:style-name="T4"> </text:span><text:span text:style-name="T8">| </text:span><text:text-input text:description="">Den Haag</text:text-inpu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112%" style:rel-height="67%" draw:z-index="0" draw:name="Group 125" draw:style-name="gr4"><draw:custom-shape draw:name="Freeform 10" draw:style-name="gr5" draw:text-style-name="P21" svg:width="7.4953in" svg:height="7.7303in" svg:x="-0.6161in" svg:y="0.5256in"><text:p text:style-name="P20"><text:span text:style-name="T15">Functioneel Ontwerp</text:span></text:p><draw:enhanced-geometry draw:mirror-horizontal="false" draw:mirror-vertical="false" svg:viewBox="0 0 0 0" drawooo:sub-view-size="720 700" draw:text-areas="0 0 ?f14 ?f15" draw:type="ooxml-non-primitive" draw:enhanced-path="M 0 0 C 0 644 0 644 0 644 23 650 62 658 113 665 250 685 476 700 720 644 720 617 720 617 720 617 720 0 720 0 720 0 0 0 0 0 0 0 N"><draw:equation draw:name="f0" draw:formula="0*logwidth/720"/><draw:equation draw:name="f1" draw:formula="0*logheight/700"/><draw:equation draw:name="f2" draw:formula="0*logwidth/720"/><draw:equation draw:name="f3" draw:formula="644*logheight/700"/><draw:equation draw:name="f4" draw:formula="113*logwidth/720"/><draw:equation draw:name="f5" draw:formula="665*logheight/700"/><draw:equation draw:name="f6" draw:formula="720*logwidth/720"/><draw:equation draw:name="f7" draw:formula="644*logheight/700"/><draw:equation draw:name="f8" draw:formula="720*logwidth/720"/><draw:equation draw:name="f9" draw:formula="617*logheight/700"/><draw:equation draw:name="f10" draw:formula="720*logwidth/720"/><draw:equation draw:name="f11" draw:formula="0*logheight/700"/><draw:equation draw:name="f12" draw:formula="0*logwidth/720"/><draw:equation draw:name="f13" draw:formula="0*logheight/700"/><draw:equation draw:name="f14" draw:formula="logwidth"/><draw:equation draw:name="f15" draw:formula="logheight"/></draw:enhanced-geometry></draw:custom-shape><draw:custom-shape draw:name="Freeform 11" draw:style-name="gr6" draw:text-style-name="P22" svg:width="6.3185in" svg:height="0.7287in" svg:x="0.5657in" svg:y="7.3484in"><text:p/><draw:enhanced-geometry draw:mirror-horizontal="false" draw:mirror-vertical="false" svg:viewBox="0 0 0 0" drawooo:sub-view-size="607 66" draw:text-areas="0 0 ?f12 ?f13" draw:type="ooxml-non-primitive" draw:enhanced-path="M 607 0 C 450 44 300 57 176 57 109 57 49 53 0 48 66 58 152 66 251 66 358 66 480 56 607 27 607 0 607 0 607 0 N"><draw:equation draw:name="f0" draw:formula="607*logwidth/607"/><draw:equation draw:name="f1" draw:formula="0*logheight/66"/><draw:equation draw:name="f2" draw:formula="176*logwidth/607"/><draw:equation draw:name="f3" draw:formula="57*logheight/66"/><draw:equation draw:name="f4" draw:formula="0*logwidth/607"/><draw:equation draw:name="f5" draw:formula="48*logheight/66"/><draw:equation draw:name="f6" draw:formula="251*logwidth/607"/><draw:equation draw:name="f7" draw:formula="66*logheight/66"/><draw:equation draw:name="f8" draw:formula="607*logwidth/607"/><draw:equation draw:name="f9" draw:formula="27*logheight/66"/><draw:equation draw:name="f10" draw:formula="607*logwidth/607"/><draw:equation draw:name="f11" draw:formula="0*logheight/66"/><draw:equation draw:name="f12" draw:formula="logwidth"/><draw:equation draw:name="f13" draw:formula="logheight"/></draw:enhanced-geometry></draw:custom-shape></draw:g><draw:custom-shape text:anchor-type="char" style:rel-width="8%" style:rel-height="10%" draw:z-index="1" draw:name="Rectangle 130" draw:style-name="gr3" draw:text-style-name="P19" svg:width="0.676in" svg:height="1.1894in" svg:x="5.5917in" svg:y="0.2689in"><text:p text:style-name="P5"><field:fieldmark-start text:name="__Fieldmark__477_2912210476" field:type="vnd.oasis.opendocument.field.FORMDATE"><field:param field:name="DateField_CurrentDate" field:value=""/><field:param field:name="DateField_DateFormat" field:value="yyyy"/><field:param field:name="DateField_DateFormat_Language" field:value="en-US"/></field:fieldmark-start><text:span text:style-name="T9">2022</text:span><field:fieldmark-en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table-of-content text:style-name="Sect1" text:protected="true" text:name="Table of Contents1">
        <text:table-of-content-source text:outline-level="3" text:use-index-marks="false">
          <text:index-title-template text:style-name="Contents_20_Heading">Inhoud</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h text:style-name="P10" text:outline-level="1"><text:bookmark-start text:name="_Toc115429045"/>Inhoud<text:bookmark-end text:name="_Toc115429045"/></text:h>
          </text:index-title>
          <text:p text:style-name="P1"><text:a xlink:type="simple" xlink:href="#_Toc115429045" text:style-name="Index_20_Link" text:visited-style-name="Index_20_Link">Inhoud</text:a><text:a xlink:type="simple" xlink:href="#_Toc115429045" text:style-name="Index_20_Link" text:visited-style-name="Index_20_Link"><text:span text:style-name="T10"><text:tab/>1</text:span></text:a></text:p>
          <text:p text:style-name="P2"><text:a xlink:type="simple" xlink:href="#_Toc115429046" text:style-name="Index_20_Link" text:visited-style-name="Index_20_Link">1</text:a><text:a xlink:type="simple" xlink:href="#_Toc115429046" text:style-name="Index_20_Link" text:visited-style-name="Index_20_Link"><text:span text:style-name="T11"><text:tab/></text:span></text:a><text:a xlink:type="simple" xlink:href="#_Toc115429046" text:style-name="Index_20_Link" text:visited-style-name="Index_20_Link">Inleiding</text:a><text:a xlink:type="simple" xlink:href="#_Toc115429046" text:style-name="Index_20_Link" text:visited-style-name="Index_20_Link"><text:span text:style-name="T10"><text:tab/>2</text:span></text:a></text:p>
          <text:p text:style-name="P2"><text:a xlink:type="simple" xlink:href="#_Toc115429047" text:style-name="Index_20_Link" text:visited-style-name="Index_20_Link">2</text:a><text:a xlink:type="simple" xlink:href="#_Toc115429047" text:style-name="Index_20_Link" text:visited-style-name="Index_20_Link"><text:span text:style-name="T11"><text:tab/></text:span></text:a><text:a xlink:type="simple" xlink:href="#_Toc115429047" text:style-name="Index_20_Link" text:visited-style-name="Index_20_Link">User Story</text:a><text:a xlink:type="simple" xlink:href="#_Toc115429047" text:style-name="Index_20_Link" text:visited-style-name="Index_20_Link"><text:span text:style-name="T10"><text:tab/>2</text:span></text:a></text:p>
          <text:p text:style-name="P2"><text:a xlink:type="simple" xlink:href="#_Toc115429048" text:style-name="Index_20_Link" text:visited-style-name="Index_20_Link">3</text:a><text:a xlink:type="simple" xlink:href="#_Toc115429048" text:style-name="Index_20_Link" text:visited-style-name="Index_20_Link"><text:span text:style-name="T11"><text:tab/></text:span></text:a><text:a xlink:type="simple" xlink:href="#_Toc115429048" text:style-name="Index_20_Link" text:visited-style-name="Index_20_Link">Wireframe</text:a><text:a xlink:type="simple" xlink:href="#_Toc115429048" text:style-name="Index_20_Link" text:visited-style-name="Index_20_Link"><text:span text:style-name="T10"><text:tab/>3</text:span></text:a></text:p>
          <text:p text:style-name="P3"><text:a xlink:type="simple" xlink:href="#_Toc115429049" text:style-name="Index_20_Link" text:visited-style-name="Index_20_Link">3.1</text:a><text:a xlink:type="simple" xlink:href="#_Toc115429049" text:style-name="Index_20_Link" text:visited-style-name="Index_20_Link"><text:span text:style-name="T11"><text:tab/></text:span></text:a><text:a xlink:type="simple" xlink:href="#_Toc115429049" text:style-name="Index_20_Link" text:visited-style-name="Index_20_Link">&lt;naam van wireframe pagina&gt;</text:a><text:a xlink:type="simple" xlink:href="#_Toc115429049" text:style-name="Index_20_Link" text:visited-style-name="Index_20_Link"><text:span text:style-name="T10"><text:tab/>3</text:span></text:a></text:p>
          <text:p text:style-name="P4"><text:a xlink:type="simple" xlink:href="#_Toc115429050" text:style-name="Index_20_Link" text:visited-style-name="Index_20_Link">3.1.1<text:tab/>Koppeling met de user-story</text:a><text:a xlink:type="simple" xlink:href="#_Toc115429050" text:style-name="Index_20_Link" text:visited-style-name="Index_20_Link"><text:span text:style-name="T10"><text:tab/>3</text:span></text:a></text:p>
          <text:p text:style-name="P3"><text:a xlink:type="simple" xlink:href="#_Toc115429051" text:style-name="Index_20_Link" text:visited-style-name="Index_20_Link">3.2</text:a><text:a xlink:type="simple" xlink:href="#_Toc115429051" text:style-name="Index_20_Link" text:visited-style-name="Index_20_Link"><text:span text:style-name="T11"><text:tab/></text:span></text:a><text:a xlink:type="simple" xlink:href="#_Toc115429051" text:style-name="Index_20_Link" text:visited-style-name="Index_20_Link">&lt;naam van wireframe pagina&gt;</text:a><text:a xlink:type="simple" xlink:href="#_Toc115429051" text:style-name="Index_20_Link" text:visited-style-name="Index_20_Link"><text:span text:style-name="T10"><text:tab/>3</text:span></text:a></text:p>
          <text:p text:style-name="P4"><text:a xlink:type="simple" xlink:href="#_Toc115429052" text:style-name="Index_20_Link" text:visited-style-name="Index_20_Link">3.2.1<text:tab/>Koppeling met de user-story</text:a><text:a xlink:type="simple" xlink:href="#_Toc115429052" text:style-name="Index_20_Link" text:visited-style-name="Index_20_Link"><text:span text:style-name="T10"><text:tab/>3</text:span></text:a></text:p>
          <text:p text:style-name="P2"><text:a xlink:type="simple" xlink:href="#_Toc115429053" text:style-name="Index_20_Link" text:visited-style-name="Index_20_Link">4</text:a><text:a xlink:type="simple" xlink:href="#_Toc115429053" text:style-name="Index_20_Link" text:visited-style-name="Index_20_Link"><text:span text:style-name="T11"><text:tab/></text:span></text:a><text:a xlink:type="simple" xlink:href="#_Toc115429053" text:style-name="Index_20_Link" text:visited-style-name="Index_20_Link">Sitemap</text:a><text:a xlink:type="simple" xlink:href="#_Toc115429053" text:style-name="Index_20_Link" text:visited-style-name="Index_20_Link"><text:span text:style-name="T10"><text:tab/>4</text:span></text:a></text:p>
          <text:p text:style-name="P2"><text:a xlink:type="simple" xlink:href="#_Toc115429054" text:style-name="Index_20_Link" text:visited-style-name="Index_20_Link">5</text:a><text:a xlink:type="simple" xlink:href="#_Toc115429054" text:style-name="Index_20_Link" text:visited-style-name="Index_20_Link"><text:span text:style-name="T11"><text:tab/></text:span></text:a><text:a xlink:type="simple" xlink:href="#_Toc115429054" text:style-name="Index_20_Link" text:visited-style-name="Index_20_Link">Mockup</text:a><text:a xlink:type="simple" xlink:href="#_Toc115429054" text:style-name="Index_20_Link" text:visited-style-name="Index_20_Link"><text:span text:style-name="T10"><text:tab/>5</text:span></text:a></text:p>
          <text:p text:style-name="Standard"/>
        </text:index-body>
      </text:table-of-content>
      <text:p text:style-name="P6"/>
      <text:h text:style-name="P11" text:outline-level="1"><text:bookmark-start text:name="_Toc115429046"/>Inleiding<text:bookmark-end text:name="_Toc115429046"/></text:h>
      <text:p text:style-name="Standard"/>
      <text:p text:style-name="Standard">In dit Functioneel Ontwerp zullen we een overzicht geven van de functionaliteiten en requirements van de webapp voor de pizzeria. Onze webapp zal een platform bieden waar klanten snel en eenvoudig pizzas kunnen bestellen en waar de bakker deze bestellingen efficiënt kan verwerken. Hierdoor kunnen klanten vanuit hun luie stoel een pizza bestellen en hoeven ze niet naar de pizzeria te gaan. De webapp zal geoptimaliseerd zijn voor gebruiksgemak, snelheid en effectiviteit. Ons doel is om een platform te creëren dat een efficiënte bestel- en verwerkingsprocedure garandeert en tegelijkertijd de klanttevredenheid verhoogt.</text:p>
      <text:h text:style-name="Heading_20_1" text:outline-level="1"><text:bookmark-start text:name="_Toc115429047"/>User Story<text:bookmark-end text:name="_Toc115429047"/></text:h>
      <text:p text:style-name="P9"/>
      <text:p text:style-name="P9">Op basis van de eisen van de klant zijn de volgende User Stories naar voren gekomen:</text:p>
      <text:p text:style-name="Standard"/>
      <text:list xml:id="list1334554296" text:style-name="L1">
        <text:list-item>
          <text:p text:style-name="P14">Als gebruiker wil ik een navigatiebalk zien naar home, contactgegevens en inlogpagina zodat ik door de website heen kan navigeren.</text:p>
        </text:list-item>
        <text:list-item>
          <text:p text:style-name="P14">Als gebruiker wil ik 3 categorien pizza’s (VVV: Vega,Vless,Vis) zien op de homepagina zodat ik weet waar ik uit kan kiezen.</text:p>
        </text:list-item>
        <text:list-item>
          <text:p text:style-name="P14">Als gebruiker <text:span text:style-name="T12">wil ik 1 pizza kiezen zodat ik niet te veel eet en zodat het makkelijker wordt voor de onervaren programmeurs om deze webapp te maken.</text:span></text:p>
        </text:list-item>
        <text:list-item>
          <text:p text:style-name="P15">Als gebruiker wil ik kunnen kiezen uit medium, large of calzone pizza zodat ik elke dag iets anders kan bestellen.</text:p>
        </text:list-item>
        <text:list-item>
          <text:p text:style-name="P15">Als gebruiker wil ik een bestelformulier in kunnen vullen zodat ik een bestelling kan plaatsen.</text:p>
        </text:list-item>
        <text:list-item>
          <text:p text:style-name="P15">Als pizzabakker wil ik kunnen inloggen zodat ik de bestelligen kan zien.</text:p>
        </text:list-item>
        <text:list-item>
          <text:p text:style-name="P16">Als pizzabakker wil ik kunnen uitloggen <text:span text:style-name="T13">zodat mijn gegevens veilig blijven.</text:span></text:p>
        </text:list-item>
        <text:list-item>
          <text:p text:style-name="P15">Als pizzabakker wil ik alle bestellingen met bestelstatus kunnen zien zodat ik weet waar ik mee aan de slag moet.</text:p>
        </text:list-item>
        <text:list-item>
          <text:p text:style-name="P15"><text:span text:style-name="T14">Extra</text:span>: Als pizzabakker wil ik de bestelstatus (to do, in progress, done) kunnen veranderen, zodat het overzichtelijker wordt</text:p>
        </text:list-item>
        <text:list-item>
          <text:p text:style-name="P15"><text:span text:style-name="T14">Extra</text:span>: Als gebruiker wil ik per bestelling meeerdere pizza’s kunnen bestellen, zodat ik meer pizza’s kan krijgen.</text:p>
        </text:list-item>
        <text:list-item>
          <text:p text:style-name="P17">Als gebruiker wil ik contact pagina kunnen zien zodat ik met het restaurant contact kan opnemen. </text:p>
        </text:list-item>
      </text:list>
      <text:h text:style-name="P12" text:outline-level="1"><text:bookmark-start text:name="_Toc115429048"/>Wireframe<text:bookmark-end text:name="_Toc115429048"/></text:h>
      <text:p text:style-name="Standard">In dit hoofdstuk behandelen wij de wireframes. De wireframes geven een grove schets weer van hoe de applicatie eruit komt te zien. Hierin worden de kern elementen geplaatst zodat de features van de applicatie weergegeven worden. Ook koppelen we de User-stories in dit hoofdstuk aan de wireframes en dit zal ook de user-stories verduidelijken.</text:p>
      <text:h text:style-name="Heading_20_2" text:outline-level="2"><text:bookmark-start text:name="_Toc115429049"/>&lt;naam van wireframe pagina&gt;<text:bookmark-end text:name="_Toc115429049"/></text:h>
      <text:p text:style-name="Standard">De start van de applicatie. </text:p>
      <text:p text:style-name="Standard"/>
      <text:h text:style-name="Heading_20_3" text:outline-level="3"><text:bookmark-start text:name="_Toc115429050"/>Koppeling met de user-story<text:bookmark-end text:name="_Toc115429050"/></text:h>
      <text:p text:style-name="Standard">De user-story die gekoppeld is aan het startscherm is:</text:p>
      <text:p text:style-name="Standard"/>
      <text:p text:style-name="Standard"/>
      <text:h text:style-name="Heading_20_2" text:outline-level="2"><text:bookmark-start text:name="_Toc115429051"/>&lt;naam van wireframe pagina&gt;<text:bookmark-end text:name="_Toc115429051"/></text:h>
      <text:p text:style-name="Standard">Beschrijving <text:s/>van de pagina</text:p>
      <text:p text:style-name="Standard"/>
      <text:h text:style-name="Heading_20_3" text:outline-level="3"><text:bookmark-start text:name="_Toc115429052"/>Koppeling met de user-story<text:bookmark-end text:name="_Toc115429052"/></text:h>
      <text:p text:style-name="Standard">De user-story die gekoppeld is aan het startscherm is:</text:p>
      <text:p text:style-name="P7"/>
      <text:p text:style-name="P7"/>
      <text:h text:style-name="P11" text:outline-level="1"><text:bookmark-start text:name="_Toc115429053"/>Sitemap<text:bookmark-end text:name="_Toc115429053"/></text:h>
      <text:p text:style-name="P6"/>
      <text:h text:style-name="P11" text:outline-level="1"><text:bookmark-start text:name="_Toc115429054"/>Mockup<text:bookmark-end text:name="_Toc115429054"/></text:h>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 Light2"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5e6d83" draw:end-color="#475971"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1pt" fo:language="nl" fo:country="NL"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1" fo:font-size="11pt" fo:language="nl" fo:country="NL"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class="text">
      <style:paragraph-properties fo:margin-top="0.1665in" fo:margin-bottom="0in" style:contextual-spacing="false" fo:keep-together="always" fo:keep-with-next="always"/>
      <style:text-properties fo:color="#2f5496" loext:opacity="100%" style:font-name="Calibri Light2"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Kop_20_3_20_Char" style:default-outline-level="3"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loext:linked-style-name="Kop_20_4_20_Char" style:default-outline-level="4"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loext:linked-style-name="Kop_20_5_20_Char" style:default-outline-level="5" style:class="text">
      <style:paragraph-properties fo:margin-top="0.028in" fo:margin-bottom="0in" style:contextual-spacing="false" fo:keep-together="always" fo:keep-with-next="always"/>
      <style:text-properties fo:color="#2f5496"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loext:linked-style-name="Kop_20_6_20_Char" style:default-outline-level="6"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Kop_20_7_20_Char" style:default-outline-level="7" style:class="text">
      <style:paragraph-properties fo:margin-top="0.028in" fo:margin-bottom="0in" style:contextual-spacing="false" fo:keep-together="always" fo:keep-with-next="always"/>
      <style:text-properties fo:color="#1f3763"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Kop_20_8_20_Char" style:default-outline-level="8" style:class="text">
      <style:paragraph-properties fo:margin-top="0.028in" fo:margin-bottom="0in" style:contextual-spacing="false" fo:keep-together="always" fo:keep-with-next="always"/>
      <style:text-properties fo:color="#272727" loext:opacity="100%" style:font-name="Calibri Light2"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Kop_20_9_20_Char" style:default-outline-level="9" style:class="text">
      <style:paragraph-properties fo:margin-top="0.028in" fo:margin-bottom="0in" style:contextual-spacing="false" fo:keep-together="always" fo:keep-with-next="always"/>
      <style:text-properties fo:color="#272727" loext:opacity="100%" style:font-name="Calibri Light2"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No_20_Spacing" style:display-name="No Spacing" style:family="paragraph" loext:linked-style-name="Geen_20_afstand_20_Char">
      <style:paragraph-properties fo:margin-top="0in" fo:margin-bottom="0in" style:contextual-spacing="false" fo:line-height="100%" fo:text-align="start" style:justify-single-word="false" fo:orphans="2" fo:widows="2" style:writing-mode="lr-tb"/>
      <style:text-properties fo:language="en" fo:country="US" style:font-name-asian="Calibri2" style:font-family-asian="Calibri"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Kop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Voettekst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WWNum2" style:class="index">
      <style:text-properties style:language-asian="nl" style:country-asian="NL"/>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alloon_20_Text" style:display-name="Balloon Text" style:family="paragraph" style:parent-style-name="Standard" loext:linked-style-name="Ballontekst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Geen_20_afstand_20_Char" style:display-name="Geen afstand Char" style:family="text" style:parent-style-name="Default_20_Paragraph_20_Font" loext:linked-style-name="No_20_Spacing">
      <style:text-properties fo:language="en" fo:country="US" style:font-name-asian="Calibri2" style:font-family-asian="Calibri" style:font-family-generic-asian="system" style:font-pitch-asian="variable"/>
    </style:style>
    <style:style style:name="Koptekst_20_Char" style:display-name="Koptekst Char" style:family="text" style:parent-style-name="Default_20_Paragraph_20_Font" loext:linked-style-name="Header"/>
    <style:style style:name="Voettekst_20_Char" style:display-name="Voettekst Char" style:family="text" style:parent-style-name="Default_20_Paragraph_20_Font" loext:linked-style-name="Footer"/>
    <style:style style:name="Kop_20_1_20_Char" style:display-name="Kop 1 Char" style:family="text" style:parent-style-name="Default_20_Paragraph_20_Font" loext:linked-style-name="Heading_20_1">
      <style:text-properties fo:color="#2f5496" loext:opacity="100%" style:font-name="Calibri Light2"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Kop_20_2_20_Char" style:display-name="Kop 2 Char" style:family="text" style:parent-style-name="Default_20_Paragraph_20_Font" loext:linked-style-name="Heading_20_2">
      <style:text-properties fo:color="#2f5496" loext:opacity="100%" style:font-name="Calibri Light2"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Ballontekst_20_Char" style:display-name="Ballonteks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p_20_3_20_Char" style:display-name="Kop 3 Char" style:family="text" style:parent-style-name="Default_20_Paragraph_20_Font" loext:linked-style-name="Heading_20_3">
      <style:text-properties fo:color="#1f3763" loext:opacity="100%" style:font-name="Calibri Light2"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Kop_20_4_20_Char" style:display-name="Kop 4 Char" style:family="text" style:parent-style-name="Default_20_Paragraph_20_Font" loext:linked-style-name="Heading_20_4">
      <style:text-properties fo:color="#2f5496"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Kop_20_5_20_Char" style:display-name="Kop 5 Char" style:family="text" style:parent-style-name="Default_20_Paragraph_20_Font" loext:linked-style-name="Heading_20_5">
      <style:text-properties fo:color="#2f5496"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Kop_20_6_20_Char" style:display-name="Kop 6 Char" style:family="text" style:parent-style-name="Default_20_Paragraph_20_Font" loext:linked-style-name="Heading_20_6">
      <style:text-properties fo:color="#1f3763" loext:opacity="100%" style:font-name="Calibri Light2"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Kop_20_7_20_Char" style:display-name="Kop 7 Char" style:family="text" style:parent-style-name="Default_20_Paragraph_20_Font" loext:linked-style-name="Heading_20_7">
      <style:text-properties fo:color="#1f3763" loext:opacity="100%" style:font-name="Calibri Light2"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Kop_20_8_20_Char" style:display-name="Kop 8 Char" style:family="text" style:parent-style-name="Default_20_Paragraph_20_Font" loext:linked-style-name="Heading_20_8">
      <style:text-properties fo:color="#272727" loext:opacity="100%" style:font-name="Calibri Light2"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Kop_20_9_20_Char" style:display-name="Kop 9 Char" style:family="text" style:parent-style-name="Default_20_Paragraph_20_Font" loext:linked-style-name="Heading_20_9">
      <style:text-properties fo:color="#272727" loext:opacity="100%" style:font-name="Calibri Light2"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9"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0"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1"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22"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23"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24"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25"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26"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27"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T1" style:family="text">
      <style:text-properties officeooo:rsid="001f0def"/>
    </style:style>
    <style:style style:name="MT2" style:family="text">
      <style:text-properties officeooo:rsid="001f2e4a"/>
    </style:style>
    <style:style style:name="MT3" style:family="text">
      <style:text-properties fo:font-size="12pt" fo:font-weight="bold" style:font-size-asian="12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Functioneel Ontwerp<text:tab/><text:tab/><text:span text:style-name="MT1">Pizza Pronto</text:span></text:p>
      </style:header>
      <style:footer>
        <text:p text:style-name="Footer">Klant: <text:span text:style-name="MT2">Pizza Soprano</text:span><text:tab/>ROC Mondriaan<text:tab/>Page <text:span text:style-name="MT3"><text:page-number text:select-page="current">5</text:page-number></text:span><text:s/>of <text:span text:style-name="MT3"><text:page-count>6</text:page-count></text:span></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Behoefteanalyse</dc:title>
    <dc:subject>Project</dc:subject>
    <meta:editing-cycles>21</meta:editing-cycles>
    <meta:creation-date>2022-09-30T09:18:00</meta:creation-date>
    <dc:date>2023-02-09T09:32:50.761000000</dc:date>
    <meta:editing-duration>PT1H50M9S</meta:editing-duration>
    <meta:generator>LibreOffice/7.3.7.2$Windows_X86_64 LibreOffice_project/e114eadc50a9ff8d8c8a0567d6da8f454beeb84f</meta:generator>
    <meta:document-statistic meta:table-count="0" meta:image-count="0" meta:object-count="0" meta:page-count="6" meta:paragraph-count="47" meta:word-count="506" meta:character-count="3014" meta:non-whitespace-character-count="2575"/>
    <meta:user-defined meta:name="AppVersion">16.0000</meta:user-defined>
    <meta:user-defined meta:name="Company">ROC Mondriaan</meta:user-defined>
    <meta:user-defined meta:name="ContentTypeId">0x010100D0E0CE36BEB3DF4C98CD2CE574A326DE</meta:user-defined>
    <meta:user-defined meta:name="MediaServiceImageTags"/>
    <meta:template xlink:type="simple" xlink:actuate="onRequest" xlink:title="Functioneel Ontwerp Template" xlink:href=""/>
  </office:meta>
</office:document-meta>
</file>